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7.098cm" style:rel-column-width="50831*"/>
    </style:style>
    <style:style style:name="Table2.B" style:family="table-column">
      <style:table-column-properties style:column-width="2.053cm" style:rel-column-width="14704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avec_5f_Num_5f_Question" style:list-style-name="_5f_Numérotation_20_des_20_exercices"/>
    <style:style style:name="P107" style:family="paragraph" style:parent-style-name="_5f_Premier_5f_Titre_5f_Exercices_5f_avec_5f_Num_5f_Exo_5f_sans_5f_Titre" style:list-style-name="_5f_Numérotation_20_des_20_exercices" style:master-page-name="_33__5f_3_5f_SERIE_5f_G_5f_GAUCHE_5f_ET_5f_DROITE_5f_2COL">
      <style:paragraph-properties style:page-number="226" fo:break-before="auto" fo:break-after="auto"/>
    </style:style>
    <style:style style:name="P108" style:family="paragraph" style:parent-style-name="_5f_Titre_5f_Exercices_5f_avec_5f_Titre" style:list-style-name="_5f_Numérotation_20_des_20_exercices"/>
    <style:style style:name="P109" style:family="paragraph" style:parent-style-name="_5f_Titre_5f_Exercices_5f_sans_5f_Titre" style:list-style-name="_5f_Numérotation_20_des_20_exercices"/>
    <style:style style:name="P1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7fb241"/>
    </style:style>
    <style:style style:name="P119" style:family="paragraph">
      <loext:graphic-properties draw:fill="solid" draw:fill-color="#1ca2b8"/>
    </style:style>
    <style:style style:name="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62e4e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/>
      <style:paragraph-properties fo:text-align="cente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5" fo:font-size="16pt" fo:font-weight="bold" officeooo:rsid="01a13e78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5d2d1"/>
    </style:style>
    <style:style style:name="T7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9e3fdd"/>
    </style:style>
    <style:style style:name="T150" style:family="text">
      <style:text-properties officeooo:rsid="00b6801f"/>
    </style:style>
    <style:style style:name="T151" style:family="text">
      <style:text-properties officeooo:rsid="00a4cf55"/>
    </style:style>
    <style:style style:name="T152" style:family="text">
      <style:text-properties officeooo:rsid="0315af39"/>
    </style:style>
    <style:style style:name="T153" style:family="text">
      <style:text-properties officeooo:rsid="0334a5be"/>
    </style:style>
    <style:style style:name="T154" style:family="text">
      <style:text-properties officeooo:rsid="005a3fa8"/>
    </style:style>
    <style:style style:name="T155" style:family="text">
      <style:text-properties officeooo:rsid="00415f3a"/>
    </style:style>
    <style:style style:name="T156" style:family="text">
      <style:text-properties officeooo:rsid="00386ebd"/>
    </style:style>
    <style:style style:name="T157" style:family="text">
      <style:text-properties officeooo:rsid="008d016c"/>
    </style:style>
    <style:style style:name="T158" style:family="text">
      <style:text-properties officeooo:rsid="01fe03f2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1f8729d"/>
    </style:style>
    <style:style style:name="T162" style:family="text">
      <style:text-properties officeooo:rsid="01b6dc57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style:run-through="foreground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36cm" fo:min-width="0.36cm" fo:padding-top="0.025cm" fo:padding-bottom="0.025cm" fo:padding-left="0.025cm" fo:padding-right="0.025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5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Shape2_4" draw:style-name="gr18" draw:text-style-name="P122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1" draw:z-index="2" draw:name="Shape8_0" draw:style-name="gr38" draw:text-style-name="P117" svg:width="2.703cm" svg:height="0.715cm" draw:transform="rotate (0.0872664625997165) translate (1.32644444444444cm 1.21884722222222cm)">
        <draw:text-box>
          <text:p text:style-name="P111"><text:span text:style-name="T181">Série 3</text:span></text:p>
        </draw:text-box>
      </draw:frame>
      <draw:path text:anchor-type="page" text:anchor-page-number="1" draw:z-index="1" draw:name="Shape7_1" draw:style-name="gr39" draw:text-style-name="P119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40" draw:text-style-name="P111" svg:x1="14.695cm" svg:y1="1.36cm" svg:x2="21.996cm" svg:y2="1.36cm">
        <text:p/>
      </draw:line>
      <text:list xml:id="list3619090362" text:style-name="_5f_Numérotation_20_des_20_exercices">
        <text:list-item text:start-value="1">
          <text:h text:style-name="P107" text:outline-level="1" text:restart-numbering="true" text:start-value="1"><text:soft-page-break/><text:span text:style-name="_5f_Caractères">Réalise la figure.</text:span></text:h>
          <text:list>
            <text:list-item text:start-value="1">
              <text:p text:style-name="P106"><text:span text:style-name="_5f_Caractères">Trace un segment [AB] de 4 cm et place le point C milieu de [AB]. </text:span></text:p>
            </text:list-item>
            <text:list-item>
              <text:p text:style-name="P106"><text:span text:style-name="_5f_Caractères">Place D pour que B soit le milieu de [AD].</text:span></text:p>
            </text:list-item>
            <text:list-item>
              <text:p text:style-name="P106"><text:span text:style-name="_5f_Caractères">Place le point K milieu de [BD].</text:span></text:p>
            </text:list-item>
            <text:list-item>
              <text:p text:style-name="P106"><text:span text:style-name="_5f_Caractères">Code les segments dont la longueur vaut 2 cm.</text:span></text:p>
            </text:list-item>
            <text:list-item>
              <text:p text:style-name="P106"><text:span text:style-name="_5f_Caractères">Trace un demi-cercle de diamètre [AK].<text:line-break/>Que représente le centre de ce demi-cercle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h text:style-name="_5f_Paragraphe" text:outline-level="1"><text:span text:style-name="_5f_pointillés_20_gris"/></text:h>
      <text:h text:style-name="_5f_Paragraphe" text:outline-level="1"/>
      <text:h text:style-name="_5f_Paragraphe" text:outline-level="1"/>
      <text:h text:style-name="_5f_Paragraphe" text:outline-level="1"><draw:g text:anchor-type="paragraph" draw:z-index="3" draw:name="OOoTep" draw:style-name="gr19"><svg:desc>@options;@figure;  A = point( -7.47 , -0.17 )  { i };  cerayA12 = cerclerayon( A , 12 )  { rouge , i };  cerayR18 = cerclerayon( R1 , 8 )  { rouge , i };  cerayP4 = cerclerayon( P , 4 )  { rouge };
</svg:desc><draw:g draw:style-name="gr21"><draw:line draw:style-name="gr35" draw:text-style-name="P128" svg:x1="0.107cm" svg:y1="-0.269cm" svg:x2="0.307cm" svg:y2="-0.069cm"><text:p/></draw:line><draw:line draw:style-name="gr35" draw:text-style-name="P128" svg:x1="0.107cm" svg:y1="-0.069cm" svg:x2="0.307cm" svg:y2="-0.269cm"><text:p/></draw:line></draw:g><draw:frame draw:style-name="gr36" draw:text-style-name="P130" svg:width="0.722cm" svg:height="0.623cm" svg:x="0.208cm" svg:y="-0.168cm"><draw:text-box><text:p text:style-name="P129"><text:span text:style-name="T184">A</text:span></text:p></draw:text-box></draw:frame><draw:frame draw:name="DescriptionOOoTep_1" draw:style-name="gr37" draw:text-style-name="P131" svg:width="0.003cm" svg:height="0.003cm" svg:x="0.106cm" svg:y="-0.268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/draw:g></text:h>
      <text:h text:style-name="_5f_Paragraphe" text:outline-level="1"/>
      <text:h text:style-name="_5f_Paragraphe" text:outline-level="1"/>
      <text:list xml:id="list221351268292816" text:continue-numbering="true" text:style-name="_5f_Numérotation_20_des_20_exercices">
        <text:list-item>
          <text:h text:style-name="P108" text:outline-level="1"><text:span text:style-name="_5f_Caractères_5f_gras">Un escargot</text:span></text:h>
        </text:list-item>
      </text:list>
      <text:h text:style-name="_5f_Paragraphe" text:outline-level="1"><text:span text:style-name="_5f_Caractères">Complète la figure ci-dessous, en suivant les instructions suivantes :</text:span></text:h>
      <text:list xml:id="list221350955863330" text:continue-numbering="true" text:style-name="_5f_Numérotation_20_des_20_exercices">
        <text:list-item>
          <text:list>
            <text:list-item>
              <text:p text:style-name="P106"><text:span text:style-name="_5f_Caractères">Construis les milieux respectifs I, J, K, L, M, N et P de [OB], [OC], [OD], [OE], [OF], [OG], et [OH].</text:span></text:p>
            </text:list-item>
            <text:list-item>
              <text:p text:style-name="P106"><text:span text:style-name="_5f_Caractères">Construis les milieux respectifs Q, R, S, T, U et V de [OJ], [OK], [OL], [OM], [ON] et [OP].</text:span></text:p>
            </text:list-item>
            <text:list-item>
              <text:p text:style-name="P106"><text:span text:style-name="_5f_Caractères">Construis les milieux respectifs A’, B’, C’, D’ et E’ de [OQ], [OR], [OS], [OT] et [OU].</text:span></text:p>
            </text:list-item>
            <text:list-item>
              <text:p text:style-name="P106"><text:span text:style-name="_5f_Caractères">Construis les milieux respectifs F’, G’, H’, I’ et K’ <text:s/>de [OA’], [OB’], [OC’], [OD’] et [OE’].</text:span></text:p>
            </text:list-item>
            <text:list-item>
              <text:p text:style-name="P106"><text:span text:style-name="_5f_Caractères">Construis les segments [AI], [IQ], [QB’], …</text:span></text:p>
            </text:list-item>
            <text:list-item>
              <text:p text:style-name="P106"><draw:g text:anchor-type="paragraph" draw:z-index="12" draw:name="Shape12" draw:style-name="gr19"><draw:line draw:style-name="gr20" draw:text-style-name="P123" svg:x1="1.525cm" svg:y1="4.064cm" svg:x2="9.056cm" svg:y2="4.064cm"><text:p/></draw:line><draw:line draw:style-name="gr20" draw:text-style-name="P123" svg:x1="5.291cm" svg:y1="7.831cm" svg:x2="5.291cm" svg:y2="0.3cm"><text:p/></draw:line><draw:g draw:style-name="gr21"><draw:line draw:style-name="gr20" draw:text-style-name="P123" svg:x1="8.981cm" svg:y1="3.99cm" svg:x2="9.132cm" svg:y2="4.141cm"><text:p/></draw:line><draw:line draw:style-name="gr20" draw:text-style-name="P123" svg:x1="9.132cm" svg:y1="3.99cm" svg:x2="8.981cm" svg:y2="4.141cm"><text:p/></draw:line></draw:g><draw:g draw:style-name="gr21"><draw:line draw:style-name="gr20" draw:text-style-name="P123" svg:x1="5.216cm" svg:y1="0.224cm" svg:x2="5.367cm" svg:y2="0.375cm"><text:p/></draw:line><draw:line draw:style-name="gr20" draw:text-style-name="P123" svg:x1="5.367cm" svg:y1="0.224cm" svg:x2="5.216cm" svg:y2="0.375cm"><text:p/></draw:line></draw:g><draw:g draw:style-name="gr21"><draw:line draw:style-name="gr20" draw:text-style-name="P123" svg:x1="1.45cm" svg:y1="3.99cm" svg:x2="1.601cm" svg:y2="4.141cm"><text:p/></draw:line><draw:line draw:style-name="gr20" draw:text-style-name="P123" svg:x1="1.601cm" svg:y1="3.99cm" svg:x2="1.45cm" svg:y2="4.141cm"><text:p/></draw:line></draw:g><draw:g draw:style-name="gr21"><draw:line draw:style-name="gr20" draw:text-style-name="P123" svg:x1="1.45cm" svg:y1="3.99cm" svg:x2="1.601cm" svg:y2="4.141cm"><text:p/></draw:line><draw:line draw:style-name="gr20" draw:text-style-name="P123" svg:x1="1.601cm" svg:y1="3.99cm" svg:x2="1.45cm" svg:y2="4.141cm"><text:p/></draw:line></draw:g><draw:g draw:style-name="gr21"><draw:line draw:style-name="gr20" draw:text-style-name="P123" svg:x1="5.216cm" svg:y1="7.755cm" svg:x2="5.367cm" svg:y2="7.906cm"><text:p/></draw:line><draw:line draw:style-name="gr20" draw:text-style-name="P123" svg:x1="5.367cm" svg:y1="7.755cm" svg:x2="5.216cm" svg:y2="7.906cm"><text:p/></draw:line></draw:g><draw:frame draw:style-name="gr22" draw:text-style-name="P125" svg:width="0.747cm" svg:height="0.664cm" svg:x="8.92cm" svg:y="3.683cm"><draw:text-box><text:p text:style-name="P124"><text:span text:style-name="T183">A</text:span></text:p></draw:text-box></draw:frame><draw:frame draw:style-name="gr22" draw:text-style-name="P125" svg:width="0.747cm" svg:height="0.664cm" svg:x="7.77cm" svg:y="1.053cm"><draw:text-box><text:p text:style-name="P124"><text:span text:style-name="T183">B</text:span></text:p></draw:text-box></draw:frame><draw:line draw:style-name="gr20" draw:text-style-name="P123" svg:x1="2.628cm" svg:y1="6.727cm" svg:x2="7.953cm" svg:y2="1.402cm"><text:p/></draw:line><draw:g draw:style-name="gr21"><draw:line draw:style-name="gr20" draw:text-style-name="P123" svg:x1="2.565cm" svg:y1="1.337cm" svg:x2="2.716cm" svg:y2="1.488cm"><text:p/></draw:line><draw:line draw:style-name="gr20" draw:text-style-name="P123" svg:x1="2.716cm" svg:y1="1.337cm" svg:x2="2.565cm" svg:y2="1.488cm"><text:p/></draw:line></draw:g><draw:g draw:style-name="gr21"><draw:line draw:style-name="gr20" draw:text-style-name="P123" svg:x1="2.557cm" svg:y1="6.662cm" svg:x2="2.708cm" svg:y2="6.813cm"><text:p/></draw:line><draw:line draw:style-name="gr20" draw:text-style-name="P123" svg:x1="2.708cm" svg:y1="6.662cm" svg:x2="2.557cm" svg:y2="6.813cm"><text:p/></draw:line></draw:g><draw:line draw:style-name="gr20" draw:text-style-name="P123" svg:x1="7.953cm" svg:y1="6.727cm" svg:x2="2.628cm" svg:y2="1.402cm"><text:p/></draw:line><draw:g draw:style-name="gr21"><draw:line draw:style-name="gr20" draw:text-style-name="P123" svg:x1="7.904cm" svg:y1="6.678cm" svg:x2="8.055cm" svg:y2="6.829cm"><text:p/></draw:line><draw:line draw:style-name="gr20" draw:text-style-name="P123" svg:x1="8.055cm" svg:y1="6.678cm" svg:x2="7.904cm" svg:y2="6.829cm"><text:p/></draw:line></draw:g><draw:frame draw:style-name="gr23" draw:text-style-name="P125" svg:width="0.752cm" svg:height="0.664cm" svg:x="5.131cm" svg:y="-0.152cm"><draw:text-box><text:p text:style-name="P124"><text:span text:style-name="T183">C</text:span></text:p></draw:text-box></draw:frame><draw:frame draw:style-name="gr24" draw:text-style-name="P125" svg:width="0.777cm" svg:height="0.664cm" svg:x="2.052cm" svg:y="0.862cm"><draw:text-box><text:p text:style-name="P124"><text:span text:style-name="T183">D</text:span></text:p></draw:text-box></draw:frame><draw:g draw:style-name="gr21"><draw:line draw:style-name="gr20" draw:text-style-name="P123" svg:x1="7.851cm" svg:y1="1.323cm" svg:x2="8.002cm" svg:y2="1.474cm"><text:p/></draw:line><draw:line draw:style-name="gr20" draw:text-style-name="P123" svg:x1="8.002cm" svg:y1="1.323cm" svg:x2="7.851cm" svg:y2="1.474cm"><text:p/></draw:line></draw:g><draw:frame draw:style-name="gr25" draw:text-style-name="P125" svg:width="0.727cm" svg:height="0.664cm" svg:x="1.002cm" svg:y="3.4cm"><draw:text-box><text:p text:style-name="P124"><text:span text:style-name="T183">E</text:span></text:p></draw:text-box></draw:frame><draw:frame draw:style-name="gr26" draw:text-style-name="P125" svg:width="0.708cm" svg:height="0.664cm" svg:x="2.066cm" svg:y="6.475cm"><draw:text-box><text:p text:style-name="P124"><text:span text:style-name="T183">F</text:span></text:p></draw:text-box></draw:frame><draw:frame draw:style-name="gr27" draw:text-style-name="P125" svg:width="0.779cm" svg:height="0.664cm" svg:x="4.687cm" svg:y="7.599cm"><draw:text-box><text:p text:style-name="P124"><text:span text:style-name="T183">G</text:span></text:p></draw:text-box></draw:frame><draw:frame draw:style-name="gr28" draw:text-style-name="P125" svg:width="0.77cm" svg:height="0.664cm" svg:x="7.855cm" svg:y="6.62cm"><draw:text-box><text:p text:style-name="P124"><text:span text:style-name="T183">H</text:span></text:p></draw:text-box></draw:frame><draw:frame draw:style-name="gr29" draw:text-style-name="P125" svg:width="0.784cm" svg:height="0.664cm" svg:x="4.438cm" svg:y="3.519cm"><draw:text-box><text:p text:style-name="P124"><text:span text:style-name="T183">O</text:span></text:p></draw:text-box></draw:frame></draw:g><text:span text:style-name="_5f_Caractères">Colorie la figure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1352189645145" text:continue-numbering="true" text:style-name="_5f_Numérotation_20_des_20_exercices">
        <text:list-item>
          <text:h text:style-name="P109" text:outline-level="1"><text:span text:style-name="_5f_Caractères">Trace des droites sur les figures suivantes pour dire si les points A, B, et C semblent alignés ou non. S’ils semblent alignés, coche la case.</text:span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2084640521248">
          <table:table-cell table:style-name="Table2.A1" office:value-type="string">
            <text:h text:style-name="_5f_Tableau_5f_Centré_5f_Gras" text:outline-level="1"><text:span text:style-name="_5f_Caractères">Figure</text:span></text:h>
          </table:table-cell>
          <table:table-cell table:style-name="Table2.B1" office:value-type="string">
            <text:h text:style-name="_5f_Tableau_5f_Centré_5f_Gras" text:outline-level="1"><text:span text:style-name="_5f_Caractères">Alignés ?</text:span></text:h>
          </table:table-cell>
        </table:table-row>
        <table:table-row table:style-name="TableLine2084640536480">
          <table:table-cell table:style-name="Table2.A2" office:value-type="string">
            <text:h text:style-name="_5f_Tableau_5f_Centré_5f_Gras" text:outline-level="1"><draw:g text:anchor-type="paragraph" draw:z-index="4" draw:name="Shape10_0" draw:style-name="gr31"><draw:g draw:style-name="gr21"><draw:g draw:style-name="gr21"><draw:line draw:style-name="gr32" draw:text-style-name="P127" svg:x1="0.441cm" svg:y1="3.122cm" svg:x2="0.63cm" svg:y2="3.321cm"><text:p/></draw:line><draw:line draw:style-name="gr32" draw:text-style-name="P127" svg:x1="0.618cm" svg:y1="3.122cm" svg:x2="0.427cm" svg:y2="3.321cm"><text:p/></draw:line></draw:g><draw:frame draw:style-name="gr33" draw:text-style-name="P125" svg:width="0.773cm" svg:height="0.71cm" svg:x="0.175cm" svg:y="2.412cm"><draw:text-box><text:p text:style-name="P124"><text:span text:style-name="T183">A</text:span></text:p></draw:text-box></draw:frame></draw:g><draw:g draw:style-name="gr21"><draw:g draw:style-name="gr21"><draw:line draw:style-name="gr32" draw:text-style-name="P127" svg:x1="3.477cm" svg:y1="2.14cm" svg:x2="3.666cm" svg:y2="2.338cm"><text:p/></draw:line><draw:line draw:style-name="gr32" draw:text-style-name="P127" svg:x1="3.657cm" svg:y1="2.14cm" svg:x2="3.466cm" svg:y2="2.338cm"><text:p/></draw:line></draw:g><draw:frame draw:style-name="gr34" draw:text-style-name="P125" svg:width="0.773cm" svg:height="0.706cm" svg:x="3.214cm" svg:y="1.433cm"><draw:text-box><text:p text:style-name="P124"><text:span text:style-name="T183">B</text:span></text:p></draw:text-box></draw:frame></draw:g><draw:g draw:style-name="gr21"><draw:g draw:style-name="gr21"><draw:line draw:style-name="gr32" draw:text-style-name="P127" svg:x1="6.463cm" svg:y1="1.113cm" svg:x2="6.652cm" svg:y2="1.311cm"><text:p/></draw:line><draw:line draw:style-name="gr32" draw:text-style-name="P127" svg:x1="6.645cm" svg:y1="1.113cm" svg:x2="6.454cm" svg:y2="1.311cm"><text:p/></draw:line></draw:g><draw:frame draw:style-name="gr34" draw:text-style-name="P125" svg:width="0.773cm" svg:height="0.706cm" svg:x="6.2cm" svg:y="0.406cm"><draw:text-box><text:p text:style-name="P124"><text:span text:style-name="T183">C</text:span></text:p></draw:text-box></draw:frame></draw:g></draw:g><text:span text:style-name="_5f_Caractères"/></text:h>
          </table:table-cell>
          <table:table-cell table:style-name="Table2.B2" office:value-type="string">
            <text:h text:style-name="_5f_Tableau_5f_Centré" text:outline-level="1"><text:span text:style-name="_5f_Caractères"><draw:custom-shape text:anchor-type="as-char" draw:z-index="8" draw:name="Shape11" draw:style-name="gr30" draw:text-style-name="P126" svg:width="0.41cm" svg:height="0.41cm"><text:p/><draw:enhanced-geometry svg:viewBox="0 0 21600 21600" draw:type="rectangle" draw:enhanced-path="M 0 0 L 21600 0 21600 21600 0 21600 0 0 Z N"/></draw:custom-shape></text:span></text:h>
          </table:table-cell>
        </table:table-row>
        <table:table-row table:style-name="TableLine2084640537568">
          <table:table-cell table:style-name="Table2.A2" office:value-type="string">
            <text:h text:style-name="_5f_Tableau_5f_Centré_5f_Gras" text:outline-level="1"><draw:g text:anchor-type="paragraph" draw:z-index="5" draw:name="Shape10_1" draw:style-name="gr31"><draw:g draw:style-name="gr21"><draw:g draw:style-name="gr21"><draw:line draw:style-name="gr32" draw:text-style-name="P127" svg:x1="0.501cm" svg:y1="1.099cm" svg:x2="0.69cm" svg:y2="1.298cm"><text:p/></draw:line><draw:line draw:style-name="gr32" draw:text-style-name="P127" svg:x1="0.681cm" svg:y1="1.099cm" svg:x2="0.49cm" svg:y2="1.298cm"><text:p/></draw:line></draw:g><draw:frame draw:style-name="gr33" draw:text-style-name="P125" svg:width="0.773cm" svg:height="0.71cm" svg:x="0.238cm" svg:y="0.391cm"><draw:text-box><text:p text:style-name="P124"><text:span text:style-name="T183">A</text:span></text:p></draw:text-box></draw:frame></draw:g><draw:g draw:style-name="gr21"><draw:g draw:style-name="gr21"><draw:line draw:style-name="gr32" draw:text-style-name="P127" svg:x1="3.524cm" svg:y1="1.048cm" svg:x2="3.713cm" svg:y2="1.246cm"><text:p/></draw:line><draw:line draw:style-name="gr32" draw:text-style-name="P127" svg:x1="3.704cm" svg:y1="1.048cm" svg:x2="3.513cm" svg:y2="1.246cm"><text:p/></draw:line></draw:g><draw:frame draw:style-name="gr34" draw:text-style-name="P125" svg:width="0.773cm" svg:height="0.706cm" svg:x="3.261cm" svg:y="0.342cm"><draw:text-box><text:p text:style-name="P124"><text:span text:style-name="T183">B</text:span></text:p></draw:text-box></draw:frame></draw:g><draw:g draw:style-name="gr21"><draw:g draw:style-name="gr21"><draw:line draw:style-name="gr32" draw:text-style-name="P127" svg:x1="6.574cm" svg:y1="1.949cm" svg:x2="6.763cm" svg:y2="2.147cm"><text:p/></draw:line><draw:line draw:style-name="gr32" draw:text-style-name="P127" svg:x1="6.754cm" svg:y1="1.949cm" svg:x2="6.563cm" svg:y2="2.147cm"><text:p/></draw:line></draw:g><draw:frame draw:style-name="gr34" draw:text-style-name="P125" svg:width="0.773cm" svg:height="0.706cm" svg:x="6.311cm" svg:y="1.242cm"><draw:text-box><text:p text:style-name="P124"><text:span text:style-name="T183">C</text:span></text:p></draw:text-box></draw:frame></draw:g></draw:g><text:span text:style-name="_5f_Caractères"/></text:h>
          </table:table-cell>
          <table:table-cell table:style-name="Table2.B2" office:value-type="string">
            <text:h text:style-name="_5f_Tableau_5f_Centré" text:outline-level="1"><text:span text:style-name="_5f_Caractères"><draw:custom-shape text:anchor-type="as-char" draw:z-index="9" draw:name="Shape11_0" draw:style-name="gr30" draw:text-style-name="P126" svg:width="0.41cm" svg:height="0.41cm"><text:p/><draw:enhanced-geometry svg:viewBox="0 0 21600 21600" draw:type="rectangle" draw:enhanced-path="M 0 0 L 21600 0 21600 21600 0 21600 0 0 Z N"/></draw:custom-shape></text:span></text:h>
          </table:table-cell>
        </table:table-row>
        <table:table-row table:style-name="TableLine2084640537840">
          <table:table-cell table:style-name="Table2.A2" office:value-type="string">
            <text:h text:style-name="_5f_Tableau_5f_Centré_5f_Gras" text:outline-level="1"><draw:g text:anchor-type="paragraph" draw:z-index="6" draw:name="Shape10_2" draw:style-name="gr31"><draw:g draw:style-name="gr21"><draw:g draw:style-name="gr21"><draw:line draw:style-name="gr32" draw:text-style-name="P127" svg:x1="3.45cm" svg:y1="0.98cm" svg:x2="3.639cm" svg:y2="1.179cm"><text:p/></draw:line><draw:line draw:style-name="gr32" draw:text-style-name="P127" svg:x1="3.628cm" svg:y1="0.98cm" svg:x2="3.437cm" svg:y2="1.179cm"><text:p/></draw:line></draw:g><draw:frame draw:style-name="gr33" draw:text-style-name="P125" svg:width="0.773cm" svg:height="0.71cm" svg:x="3.186cm" svg:y="0.272cm"><draw:text-box><text:p text:style-name="P124"><text:span text:style-name="T183">A</text:span></text:p></draw:text-box></draw:frame></draw:g><draw:g draw:style-name="gr21"><draw:g draw:style-name="gr21"><draw:line draw:style-name="gr32" draw:text-style-name="P127" svg:x1="3.432cm" svg:y1="2.57cm" svg:x2="3.621cm" svg:y2="2.768cm"><text:p/></draw:line><draw:line draw:style-name="gr32" draw:text-style-name="P127" svg:x1="3.612cm" svg:y1="2.57cm" svg:x2="3.421cm" svg:y2="2.768cm"><text:p/></draw:line></draw:g><draw:frame draw:style-name="gr34" draw:text-style-name="P125" svg:width="0.773cm" svg:height="0.706cm" svg:x="3.17cm" svg:y="1.863cm"><draw:text-box><text:p text:style-name="P124"><text:span text:style-name="T183">C</text:span></text:p></draw:text-box></draw:frame></draw:g><draw:g draw:style-name="gr21"><draw:g draw:style-name="gr21"><draw:line draw:style-name="gr32" draw:text-style-name="P127" svg:x1="3.417cm" svg:y1="4.355cm" svg:x2="3.606cm" svg:y2="4.553cm"><text:p/></draw:line><draw:line draw:style-name="gr32" draw:text-style-name="P127" svg:x1="3.597cm" svg:y1="4.355cm" svg:x2="3.406cm" svg:y2="4.553cm"><text:p/></draw:line></draw:g><draw:frame draw:style-name="gr34" draw:text-style-name="P125" svg:width="0.773cm" svg:height="0.706cm" svg:x="3.154cm" svg:y="3.648cm"><draw:text-box><text:p text:style-name="P124"><text:span text:style-name="T183">B</text:span></text:p></draw:text-box></draw:frame></draw:g></draw:g><text:span text:style-name="_5f_Caractères"/></text:h>
          </table:table-cell>
          <table:table-cell table:style-name="Table2.B2" office:value-type="string">
            <text:h text:style-name="_5f_Tableau_5f_Centré" text:outline-level="1"><text:span text:style-name="_5f_Caractères"><draw:custom-shape text:anchor-type="as-char" draw:z-index="10" draw:name="Shape11_1" draw:style-name="gr30" draw:text-style-name="P126" svg:width="0.41cm" svg:height="0.41cm"><text:p/><draw:enhanced-geometry svg:viewBox="0 0 21600 21600" draw:type="rectangle" draw:enhanced-path="M 0 0 L 21600 0 21600 21600 0 21600 0 0 Z N"/></draw:custom-shape></text:span></text:h>
          </table:table-cell>
        </table:table-row>
        <table:table-row table:style-name="TableLine2084640538384">
          <table:table-cell table:style-name="Table2.A2" office:value-type="string">
            <text:h text:style-name="_5f_Tableau_5f_Centré_5f_Gras" text:outline-level="1"><draw:g text:anchor-type="paragraph" draw:z-index="7" draw:name="Shape10_3" draw:style-name="gr31"><draw:g draw:style-name="gr21"><draw:g draw:style-name="gr21"><draw:line draw:style-name="gr32" draw:text-style-name="P127" svg:x1="5.657cm" svg:y1="0.938cm" svg:x2="5.846cm" svg:y2="1.137cm"><text:p/></draw:line><draw:line draw:style-name="gr32" draw:text-style-name="P127" svg:x1="5.837cm" svg:y1="0.938cm" svg:x2="5.646cm" svg:y2="1.137cm"><text:p/></draw:line></draw:g><draw:frame draw:style-name="gr33" draw:text-style-name="P125" svg:width="0.773cm" svg:height="0.71cm" svg:x="5.394cm" svg:y="0.229cm"><draw:text-box><text:p text:style-name="P124"><text:span text:style-name="T183">B</text:span></text:p></draw:text-box></draw:frame></draw:g><draw:g draw:style-name="gr21"><draw:g draw:style-name="gr21"><draw:line draw:style-name="gr32" draw:text-style-name="P127" svg:x1="3.395cm" svg:y1="2.6cm" svg:x2="3.584cm" svg:y2="2.798cm"><text:p/></draw:line><draw:line draw:style-name="gr32" draw:text-style-name="P127" svg:x1="3.575cm" svg:y1="2.6cm" svg:x2="3.384cm" svg:y2="2.798cm"><text:p/></draw:line></draw:g><draw:frame draw:style-name="gr34" draw:text-style-name="P125" svg:width="0.773cm" svg:height="0.706cm" svg:x="3.132cm" svg:y="1.894cm"><draw:text-box><text:p text:style-name="P124"><text:span text:style-name="T183">A</text:span></text:p></draw:text-box></draw:frame></draw:g><draw:g draw:style-name="gr21"><draw:g draw:style-name="gr21"><draw:line draw:style-name="gr32" draw:text-style-name="P127" svg:x1="0.926cm" svg:y1="4.424cm" svg:x2="1.115cm" svg:y2="4.622cm"><text:p/></draw:line><draw:line draw:style-name="gr32" draw:text-style-name="P127" svg:x1="1.106cm" svg:y1="4.424cm" svg:x2="0.915cm" svg:y2="4.622cm"><text:p/></draw:line></draw:g><draw:frame draw:style-name="gr34" draw:text-style-name="P125" svg:width="0.773cm" svg:height="0.706cm" svg:x="0.663cm" svg:y="3.716cm"><draw:text-box><text:p text:style-name="P124"><text:span text:style-name="T183">C</text:span></text:p></draw:text-box></draw:frame></draw:g></draw:g><text:span text:style-name="_5f_Caractères"/></text:h>
          </table:table-cell>
          <table:table-cell table:style-name="Table2.B2" office:value-type="string">
            <text:h text:style-name="_5f_Tableau_5f_Centré" text:outline-level="1"><text:span text:style-name="_5f_Caractères"><draw:custom-shape text:anchor-type="as-char" draw:z-index="11" draw:name="Shape11_2" draw:style-name="gr30" draw:text-style-name="P126" svg:width="0.41cm" svg:height="0.41cm"><text:p/><draw:enhanced-geometry svg:viewBox="0 0 21600 21600" draw:type="rectangle" draw:enhanced-path="M 0 0 L 21600 0 21600 21600 0 21600 0 0 Z N"/></draw:custom-shape></text:span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Character_5f_20_5f_style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center" style:justify-single-word="false"/>
      <style:text-properties officeooo:paragraph-rsid="00c10aa6"/>
    </style:style>
    <style:style style:name="MP9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paragraph-properties fo:text-align="start" style:justify-single-word="false"/>
      <style:text-properties officeooo:paragraph-rsid="0289fb0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4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1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31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32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1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9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1" text:anchor-type="paragraph" svg:y="-0.06cm" draw:z-index="0"><draw:text-box fo:min-height="0.499cm" fo:min-width="3cm"><draw:frame draw:style-name="Mfr2" draw:name="Frame20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30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text:page-number text:select-page="current">1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draw:g text:anchor-type="paragraph" draw:z-index="350" draw:name="Shape4_1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2" text:anchor-type="paragraph" svg:y="-0.06cm" draw:z-index="126"><draw:text-box fo:min-height="0.499cm" fo:min-width="3cm"><draw:frame draw:style-name="Mfr2" draw:name="Frame4112" text:anchor-type="frame" svg:x="0.45cm" svg:y="0.079cm" svg:width="0.817cm" draw:z-index="127"><draw:text-box fo:min-height="0.355cm"><text:p text:style-name="MP2"><draw:g text:anchor-type="paragraph" draw:z-index="128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26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4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5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2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Géométrie plane : points, droites <text:span text:style-name="MT1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3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0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1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8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9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6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17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4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5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12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13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4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6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7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0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42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1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6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3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44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8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349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7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1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4" draw:name="Shape7_8" draw:style-name="Mgr7" draw:text-style-name="MP18" svg:x1="9.042cm" svg:y1="0.36cm" svg:x2="20.461cm" svg:y2="0.36cm"><text:p/></draw:line><draw:path text:anchor-type="paragraph" draw:z-index="105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6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108" draw:name="Shape7_9" draw:style-name="Mgr7" draw:text-style-name="MP18" svg:x1="9.042cm" svg:y1="0.36cm" svg:x2="20.461cm" svg:y2="0.36cm"><text:p/></draw:line><draw:path text:anchor-type="paragraph" draw:z-index="109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10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7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3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00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01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1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2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3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1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42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3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5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46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7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48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9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50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1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53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4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55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6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8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9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60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1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63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64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5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7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8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9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70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1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0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81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2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3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5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7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6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8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9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1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93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2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4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5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7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8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9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00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1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3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204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5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6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7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8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9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20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1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2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3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4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5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6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0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31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2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3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0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1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2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4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45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6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47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8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9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0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1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3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54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5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6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8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9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0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1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62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3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5" draw:name="Shape3_27" draw:style-name="Mgr11" draw:text-style-name="MP18" svg:x1="10.308cm" svg:y1="0.388cm" svg:x2="20.496cm" svg:y2="0.36cm"><text:p/></draw:line><draw:path text:anchor-type="paragraph" draw:z-index="266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4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0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1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3" draw:name="Shape3_9" draw:style-name="Mgr11" draw:text-style-name="MP18" svg:x1="10.37cm" svg:y1="0.365cm" svg:x2="20.496cm" svg:y2="0.36cm"><text:p/></draw:line><draw:path text:anchor-type="paragraph" draw:z-index="274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6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77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5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8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9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81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83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2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4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5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7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9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8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0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1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3" draw:name="Shape3_14" draw:style-name="Mgr11" draw:text-style-name="MP18" svg:x1="12.876cm" svg:y1="0.392cm" svg:x2="20.496cm" svg:y2="0.36cm"><text:p/></draw:line><draw:path text:anchor-type="paragraph" draw:z-index="294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6" draw:name="Shape3_23" draw:style-name="Mgr11" draw:text-style-name="MP18" svg:x1="12.876cm" svg:y1="0.392cm" svg:x2="20.496cm" svg:y2="0.36cm"><text:p/></draw:line><draw:path text:anchor-type="paragraph" draw:z-index="297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5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8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9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301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302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3" draw:name="Shape3_21" draw:style-name="Mgr11" draw:text-style-name="MP18" svg:x1="15.337cm" svg:y1="0.36cm" svg:x2="20.496cm" svg:y2="0.36cm"><text:p/></draw:line><draw:path text:anchor-type="paragraph" draw:z-index="304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5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6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8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10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9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1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2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4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6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5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17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8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9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21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23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2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4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5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7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8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30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32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1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3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7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8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5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36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7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8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9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10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11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12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4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6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5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73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4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76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7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78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9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5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6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8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9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6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7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3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4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2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5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6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7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89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90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91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8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361909036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3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1351145990669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4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81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82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">Géométrie plane</text:span> : <text:span text:style-name="MT138">D</text:span><text:span text:style-name="MT1">roites, </text:span><text:span text:style-name="MT139">demi-droites </text:span><text:span text:style-name="MT140">&amp; </text:span><text:span text:style-name="MT139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9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8">droites, </text:span><text:span text:style-name="MT14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80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1">DEMI-droites et segments</text:span></text:p></draw:text-box></draw:frame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43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45">assembler et décomposer</text:span></text:p></draw:text-box></draw:frame><draw:g text:anchor-type="paragraph" draw:z-index="139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40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1"><text:span text:style-name="MT146">Géométrie plane</text:span><text:span text:style-name="MT147"> : </text:span><text:span text:style-name="MT148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7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8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50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51">coder</text:span></text:p></draw:text-box></draw:frame><draw:g text:anchor-type="paragraph" draw:z-index="135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51">coder</text:span></text:p></draw:text-box></draw:frame><draw:g text:anchor-type="paragraph" draw:z-index="136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1"><text:span text:style-name="MT146">Géométrie plane</text:span><text:span text:style-name="MT147"> : </text:span><text:span text:style-name="MT148">Vocabulaire</text:span></text:p>
      </style:header>
      <style:header-left>
        <text:p text:style-name="MP91"><text:span text:style-name="MT146">Géométrie plane</text:span><text:span text:style-name="MT147"> : </text:span><text:span text:style-name="MT148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3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4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2"><text:span text:style-name="MT152">Constructions géométriques : </text:span><text:span text:style-name="MT153">Reproduire</text:span></text:p>
      </style:header>
      <style:header-left>
        <text:p text:style-name="MP9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9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70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7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8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7"><draw:line text:anchor-type="paragraph" draw:z-index="267" draw:name="Shape3_39" draw:style-name="Mgr11" draw:text-style-name="MP18" svg:x1="10.308cm" svg:y1="0.388cm" svg:x2="20.496cm" svg:y2="0.36cm"><text:p/></draw:line><draw:path text:anchor-type="paragraph" draw:z-index="268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9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7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8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63" draw:name="Shape9_1" draw:style-name="Mgr3" draw:text-style-name="MP18" svg:x1="11.559cm" svg:y1="0.36cm" svg:x2="20.5cm" svg:y2="0.36cm"><text:p/></draw:line><draw:frame text:anchor-type="paragraph" draw:z-index="64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65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6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2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1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9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60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2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7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8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6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4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5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2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3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0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1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69">Patrons</text:span></text:p>
      </style:header>
      <style:header-left>
        <text:p text:style-name="_5f_Header_20_G_20_page_20_paire_20__28_G_29_"><text:span text:style-name="MT15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0">patrons</text:span></text:p></draw:text-box></draw:frame><draw:g text:anchor-type="paragraph" draw:z-index="48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9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6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7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4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5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42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43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7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0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1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8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9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6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7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4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5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2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3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0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1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4"> : </text:span><text:span text:style-name="MT181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8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9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6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7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4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5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2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3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0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1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4" draw:name="Shape3_1" draw:style-name="Mgr15" draw:text-style-name="MP18" svg:x1="10.893cm" svg:y1="0.403cm" svg:x2="20.503cm" svg:y2="0.327cm"><text:p/></draw:line><draw:path text:anchor-type="char" draw:z-index="15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7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6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9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22:13:47.829000000</dc:date>
    <meta:editing-duration>P1DT9H15M3S</meta:editing-duration>
    <meta:editing-cycles>147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755" meta:word-count="2811" meta:character-count="18419" meta:non-whitespace-character-count="15984"/>
    <meta:template xlink:type="simple" xlink:actuate="onRequest" xlink:title="lycee_v3" xlink:href="../../fichiers%20définitifs/Modele_cahier.ott" meta:date="2021-07-09T13:45:32.011278978"/>
  </office:meta>
</office:document-meta>
</file>